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style:text-properties fo:font-weight="bold" style:font-weight-asian="bold" style:font-weight-complex="bold"/>
    </style:style>
    <style:style style:name="P4" style:family="paragraph" style:parent-style-name="Text_20_body">
      <style:paragraph-properties fo:margin-top="0cm" fo:margin-bottom="0cm"/>
      <style:text-properties style:font-name="Liberation Sans Narrow"/>
    </style:style>
    <style:style style:name="P5" style:family="paragraph" style:parent-style-name="Text_20_body">
      <style:paragraph-properties fo:margin-top="0cm" fo:margin-bottom="0cm"/>
      <style:text-properties style:font-name="Liberation Sans Narrow" fo:font-weight="bold" style:font-weight-asian="bold" style:font-weight-complex="bold"/>
    </style:style>
    <style:style style:name="P6" style:family="paragraph" style:parent-style-name="Text_20_body">
      <style:paragraph-properties fo:margin-top="0cm" fo:margin-bottom="0cm"/>
      <style:text-properties fo:font-weight="normal" style:font-weight-asian="normal" style:font-weight-complex="normal"/>
    </style:style>
    <style:style style:name="P7" style:family="paragraph" style:parent-style-name="Text_20_body">
      <style:paragraph-properties fo:margin-top="0cm" fo:margin-bottom="0cm"/>
      <style:text-properties style:font-name="Liberation Serif"/>
    </style:style>
    <style:style style:name="P8" style:family="paragraph" style:parent-style-name="Text_20_body">
      <style:paragraph-properties fo:margin-top="0cm" fo:margin-bottom="0cm"/>
      <style:text-properties style:font-name="Liberation Serif" fo:font-weight="bold" style:font-weight-asian="bold" style:font-weight-complex="bold"/>
    </style:style>
    <style:style style:name="P9" style:family="paragraph" style:parent-style-name="Text_20_body">
      <style:paragraph-properties fo:margin-top="0cm" fo:margin-bottom="0cm"/>
      <style:text-properties style:font-name="Liberation Serif" fo:font-size="12pt" style:font-size-asian="12pt" style:font-size-complex="12pt"/>
    </style:style>
    <style:style style:name="P10" style:family="paragraph" style:parent-style-name="Text_20_body">
      <style:paragraph-properties fo:margin-top="0cm" fo:margin-bottom="0cm"/>
      <style:text-properties style:font-name="Liberation Serif" fo:font-size="12pt" fo:font-weight="bold" style:font-size-asian="12pt" style:font-weight-asian="bold" style:font-size-complex="12pt" style:font-weight-complex="bold"/>
    </style:style>
    <style:style style:name="P11" style:family="paragraph" style:parent-style-name="Text_20_body">
      <style:paragraph-properties fo:margin-top="0cm" fo:margin-bottom="0cm"/>
      <style:text-properties style:font-name="Liberation Serif" fo:font-size="12pt" fo:font-weight="normal" style:font-size-asian="12pt" style:font-weight-asian="normal" style:font-size-complex="12pt"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top="0cm" fo:margin-bottom="0.21cm"/>
    </style:style>
    <style:style style:name="P15" style:family="paragraph" style:parent-style-name="Text_20_body" style:list-style-name="L1"/>
    <style:style style:name="P16" style:family="paragraph" style:parent-style-name="Text_20_body">
      <style:text-properties fo:font-weight="bold" style:font-weight-asian="bold" style:font-weight-complex="bold"/>
    </style:style>
    <style:style style:name="P17" style:family="paragraph" style:parent-style-name="Heading_20_1">
      <style:paragraph-properties fo:break-before="page"/>
    </style:style>
    <style:style style:name="T1" style:family="text">
      <style:text-properties style:font-name="Liberation Serif" fo:font-size="12pt" style:font-size-asian="12pt" style:font-size-complex="12pt"/>
    </style:style>
    <style:style style:name="T2" style:family="text">
      <style:text-properties style:font-name="Liberation Serif"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gduino Introducing For Statements</text:p>
      <text:p text:style-name="Standard"/>
      <text:p text:style-name="Standard"/>
      <text:p text:style-name="Standard">Draft only</text:p>
      <text:p text:style-name="Standard"/>
      <text:p text:style-name="Standard"/>
      <text:section text:style-name="Sect1" text:name="Section1">
        <text:p text:style-name="Standard"/>
      </text:section>
      <text:p text:style-name="Standard"/>
      <text:h text:style-name="P17" text:outline-level="1">Computers Can Be So Boring...</text:h>
      <text:p text:style-name="Text_20_body">In our everyday life we rely on computers to do the same old things over and over again without getting bored or tired or going on holiday or even going home at the end of the day. Computers run our traffic lights, our cash points, even our water supply and sewerage systems.</text:p>
      <text:p text:style-name="Text_20_body">Computer programs use loops to perform the same tasks</text:p>
      <text:list xml:id="list14059056361" text:style-name="L1">
        <text:list-item>
          <text:p text:style-name="P15">over and over again </text:p>
        </text:list-item>
        <text:list-item>
          <text:p text:style-name="P15">a fixed number of times or</text:p>
        </text:list-item>
        <text:list-item>
          <text:p text:style-name="P15">until some condition is met.</text:p>
        </text:list-item>
      </text:list>
      <text:p text:style-name="Text_20_body">We will explore loops while making the Engduino's LEDs light up.</text:p>
      <text:h text:style-name="Heading_20_1" text:outline-level="1">Over and Over Again</text:h>
      <text:p text:style-name="Text_20_body">In the Jewellery Making Computer Style tutorial, you saw that commands inside a loop are repeated over and over again.</text:p>
      <text:p text:style-name="Text_20_body">In this loop:</text:p>
      <text:p text:style-name="P12">void loop(){</text:p>
      <text:p text:style-name="P12"><text:tab/>EngduinoLEDs.setAll(RED);</text:p>
      <text:p text:style-name="P12"><text:tab/>delay(1000);</text:p>
      <text:p text:style-name="P12"><text:tab/>EngduinoLEDs.setAll(OFF);</text:p>
      <text:p text:style-name="P12"><text:tab/>delay(1000);</text:p>
      <text:p text:style-name="P12">}</text:p>
      <text:p text:style-name="P13">the program turns the Engduino LEDs on red, pauses a second, turns them all off, pauses a second and repeats the process over and over again until you switch off the Engduino.</text:p>
      <text:h text:style-name="Heading_20_1" text:outline-level="1">A Fixed Number of Times</text:h>
      <text:p text:style-name="Text_20_body">If you want to turn on the first eight LEDs to red and the remaining eight LEDs to blue, you could use a lot of code, for example:</text:p>
      <text:p text:style-name="Text_20_body">void loop(){</text:p>
      <text:p text:style-name="P2"><text:tab/>EngduinoLEDs.setLED(1, RED);</text:p>
      <text:p text:style-name="P2"><text:tab/>EngduinoLEDs.setLED(2, RED);</text:p>
      <text:p text:style-name="P2"><text:tab/>EngduinoLEDs.setLED(3, RED);</text:p>
      <text:p text:style-name="P2"><text:tab/>EngduinoLEDs.setLED(4, RED); </text:p>
      <text:p text:style-name="P2"><text:tab/>EngduinoLEDs.setLED(5, RED);</text:p>
      <text:p text:style-name="P2"><text:tab/>EngduinoLEDs.setLED(6, RED);</text:p>
      <text:p text:style-name="P2"><text:tab/>EngduinoLEDs.setLED(7, RED);</text:p>
      <text:p text:style-name="P2"><text:tab/>EngduinoLEDs.setLED(8, RED); </text:p>
      <text:p text:style-name="P1"><text:tab/>EngduinoLEDs.setLED(9, BLUE;</text:p>
      <text:p text:style-name="P2"><text:tab/>EngduinoLEDs.setLED(10, BLUE); </text:p>
      <text:p text:style-name="P2"/>
      <text:p text:style-name="P14"><text:soft-page-break/>and so on....</text:p>
      <text:p text:style-name="P2">Even with the aid of copy/ paste this is still a long process and it is very easy to make mistakes. We can use two <text:span text:style-name="T3">for</text:span> statements to achieve what we want to do using much less code.</text:p>
      <text:p text:style-name="P2"/>
      <text:p text:style-name="P2">First we declare two variables, one for the first eight LEDs, one for the second eight LEDs. A variable is a container, like a box, that will hold the number of each LED. The term variable just means that what it holds will change: the first variable will hold the number 1 to switch on the first LED, then it will hold the number 2 to switch on the second LED, and so on. “Declare” means “create”.</text:p>
      <text:p text:style-name="P2"/>
      <text:p text:style-name="P2">Here is the first section of code with the command to include the Engduino LED library and the two variables:</text:p>
      <text:p text:style-name="P2"/>
      <text:p text:style-name="P3">#include &lt;EngduinoLEDs.h&gt;</text:p>
      <text:p text:style-name="P3"/>
      <text:p text:style-name="P3">int i; </text:p>
      <text:p text:style-name="P3">int j;</text:p>
      <text:p text:style-name="P2"/>
      <text:p text:style-name="P2">We could give them starting values: this is called initializing the variables.</text:p>
      <text:p text:style-name="P2"/>
      <text:p text:style-name="P3">#include &lt;EngduinoLEDs.h&gt;</text:p>
      <text:p text:style-name="P3"/>
      <text:p text:style-name="P3">int i = 1; </text:p>
      <text:p text:style-name="P3">int j = 9;</text:p>
      <text:p text:style-name="P3"/>
      <text:p text:style-name="P2">We don't have to, as you will see later.</text:p>
      <text:p text:style-name="P2"/>
      <text:p text:style-name="P2">In the second section of code <text:span text:style-name="T1">we do some setting up. The setup section runs when we upload our program to the Engduino or restart it.</text:span></text:p>
      <text:p text:style-name="P9"/>
      <text:p text:style-name="P10">void setup(){</text:p>
      <text:p text:style-name="P10"><text:s text:c="2"/>EngduinoLEDs.begin();</text:p>
      <text:p text:style-name="P10">}</text:p>
      <text:p text:style-name="P10"/>
      <text:p text:style-name="P6"><text:span text:style-name="T1">The third section of the code is a loop that runs for ever, as in the tutorial on Jewellery Making. Inside this loop we will write a </text:span><text:span text:style-name="T2">for</text:span><text:span text:style-name="T1"> statement to switch on the first eight LEDs. This is a loop that will run eight times but so fast that all LEDs will seem to switch on at exactly the same time. We will build the code up stage by stage. First, the loop which you have probably used several times.</text:span></text:p>
      <text:p text:style-name="P11"/>
      <text:p text:style-name="P10">void loop()} // loop that runs for ever – note the opening and closing curly braces</text:p>
      <text:p text:style-name="P10"/>
      <text:p text:style-name="P5">}</text:p>
      <text:p text:style-name="P4"/>
      <text:p text:style-name="P7">Now we add the first <text:span text:style-name="T3">for</text:span> statement.</text:p>
      <text:p text:style-name="P4"/>
      <text:p text:style-name="P8">void loop(){</text:p>
      <text:p text:style-name="P8"><text:s text:c="2"/>{ // the for statement has its own set of curly braces</text:p>
      <text:p text:style-name="P8"><text:s text:c="5"/>for (i = 1; i <text:s/>&lt;= 8; i++)</text:p>
      <text:p text:style-name="P8"><text:s text:c="7"/>EngduinoLEDs.setLED(i, RED); <text:s text:c="2"/></text:p>
      <text:p text:style-name="P8"><text:soft-page-break/><text:s text:c="2"/>} <text:s/>// closing curly brace belonging to the for statement</text:p>
      <text:p text:style-name="P8">} <text:s/>// closing curly brace belonging to the main loop</text:p>
      <text:p text:style-name="P7">There's a lot going on here. In the for statement, i is set to 1. In the next line, i is used to turn on LED 1 because i is a variable or container that holds the value 1. The for statement will run while i is less than or equal to 8. Each time it runs, i is increased by 1 – that is the meaning of i ++.</text:p>
      <text:p text:style-name="P7"/>
      <text:p text:style-name="P7">The two lines</text:p>
      <text:p text:style-name="P7"/>
      <text:p text:style-name="P7"><text:s text:c="3"/><text:span text:style-name="T3">for (i = 1; i <text:s/>&lt;= 8; i++)</text:span></text:p>
      <text:p text:style-name="P7"><text:span text:style-name="T3"><text:s text:c="7"/>EngduinoLEDs.setLED(i, RED); <text:s/></text:span><text:s/></text:p>
      <text:p text:style-name="P7"/>
      <text:p text:style-name="P7">do the work of the eight lines we wrote on page 1.</text:p>
      <text:p text:style-name="P7"/>
      <text:p text:style-name="P7">We now need another <text:span text:style-name="T3">for</text:span> statement to switch on the second set of eight LEDs, which are numbered 9 to 16.</text:p>
      <text:p text:style-name="P7"/>
      <text:p text:style-name="P7">Here is the complete code:</text:p>
      <text:p text:style-name="P7"/>
      <text:p text:style-name="P8">void loop(){</text:p>
      <text:p text:style-name="P8"><text:s text:c="2"/>{</text:p>
      <text:p text:style-name="P8"><text:s text:c="4"/>for (i = 1; i &lt;= 8; i++)</text:p>
      <text:p text:style-name="P8"><text:s text:c="4"/>EngduinoLEDs.setLED(i, RED);</text:p>
      <text:p text:style-name="P8"><text:s text:c="2"/>} <text:s/></text:p>
      <text:p text:style-name="P8"><text:s text:c="2"/>{</text:p>
      <text:p text:style-name="P8"><text:s text:c="4"/>for (j = 9; j &lt;= 16; j++)</text:p>
      <text:p text:style-name="P8"><text:s text:c="4"/>EngduinoLEDs.setLED(j, BLUE);</text:p>
      <text:p text:style-name="P8"><text:s text:c="2"/>} </text:p>
      <text:p text:style-name="P7"/>
      <text:p text:style-name="P8">}</text:p>
      <text:p text:style-name="P7"/>
      <text:p text:style-name="P7">The code we have written so far will turn on LEDs 1 – 8 to red and LEDs 9-16 to blue. As far as the human eye can see, all LEDs turn on at the same time.</text:p>
      <text:p text:style-name="P7"/>
      <text:p text:style-name="P7">We could now add lines to pause a second with the LEDs on, turn them all off, pause a second and return to the top of the loop and run the code all over again – and again and again.</text:p>
      <text:p text:style-name="P7"/>
      <text:p text:style-name="P7">You can do this yourself! </text:p>
      <text:p text:style-name="P7"/>
      <text:h text:style-name="Heading_20_1" text:outline-level="1">Verify, Compile and Upload</text:h>
      <text:p text:style-name="Text_20_body">When you have finished, use Tools <text:s/>→ <text:s/>Board to check that the Lilypad Arduino USB is selected and Tools → Serial Port to check that the correct serial port has been selected. It will be /dev/ttyACM0 or ACM1 if you are using a Raspberry Pi or other Linux machine. If you Serial Port is greyed out or if you see S0, save your sketch, close the Arduino IDE software, connect the Engduino and make sure that it is switched on. Then restart the Arduino IDE.</text:p>
      <text:p text:style-name="Text_20_body">Now choose the tick to verify your code and sort out any errors, such as missing semi colons. When you have verified your code, click on the arrow facing to the right to upload your sketch.</text:p>
      <text:p text:style-name="Text_20_body"><text:soft-page-break/>Check and troubleshoo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fford French</meta:initial-creator>
    <meta:creation-date>2013-08-06T16:19:49</meta:creation-date>
    <dc:date>2013-08-07T07:48:45</dc:date>
    <dc:creator>Clifford French</dc:creator>
    <meta:editing-duration>PT1H45M33S</meta:editing-duration>
    <meta:editing-cycles>4</meta:editing-cycles>
    <meta:generator>LibreOffice/3.5$Linux_X86_64 LibreOffice_project/350m1$Build-2</meta:generator>
    <meta:document-statistic meta:table-count="0" meta:image-count="0" meta:object-count="0" meta:page-count="5" meta:paragraph-count="82" meta:word-count="933" meta:character-count="5019" meta:non-whitespace-character-count="4083"/>
  </office:meta>
</office:document-meta>
</file>